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NameBasedMBeanInfoAssembler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Tests.ge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NameBasedMBeanInfoAssemblerTests.testGetAge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NameBasedMBeanInfoAssembler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Tests.testSetNameParameterIsNam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NameBasedMBeanInfoAssembler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